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tkinson Hyperlegible" officeooo:rsid="0015aba5" officeooo:paragraph-rsid="0015aba5"/>
    </style:style>
    <style:style style:name="P2" style:family="paragraph" style:parent-style-name="Standard">
      <style:paragraph-properties fo:text-align="center" style:justify-single-word="false"/>
      <style:text-properties style:font-name="Atkinson Hyperlegible" officeooo:rsid="0015aba5" officeooo:paragraph-rsid="0015aba5"/>
    </style:style>
    <style:style style:name="P3" style:family="paragraph" style:parent-style-name="Standard">
      <style:text-properties style:font-name="Atkinson Hyperlegible" officeooo:rsid="0015aba5" officeooo:paragraph-rsid="0016beef"/>
    </style:style>
    <style:style style:name="P4" style:family="paragraph" style:parent-style-name="Standard">
      <style:paragraph-properties fo:text-align="center" style:justify-single-word="false"/>
      <style:text-properties style:font-name="Atkinson Hyperlegible" fo:font-size="18pt" fo:font-weight="bold" officeooo:rsid="0015aba5" officeooo:paragraph-rsid="0015aba5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Atkinson Hyperlegible" fo:font-weight="bold" officeooo:rsid="0015aba5" officeooo:paragraph-rsid="0015aba5" style:font-weight-asian="bold" style:font-weight-complex="bold"/>
    </style:style>
    <style:style style:name="P6" style:family="paragraph" style:parent-style-name="Standard">
      <style:text-properties style:font-name="Atkinson Hyperlegible" officeooo:rsid="0016beef" officeooo:paragraph-rsid="0016bee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16be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oda la tierra ha visto el salvador</text:p>
      <text:p text:style-name="P2">Salmo 97 (98) – Luz Marina Zepeda Wilson</text:p>
      <text:p text:style-name="P1"/>
      <text:p text:style-name="P1">Lam <text:s text:c="9"/>Do <text:s text:c="15"/>Sol <text:s text:c="22"/>Lam</text:p>
      <text:p text:style-name="P5">TODA LA TIERRA HA VISTO EL SALVADOR.</text:p>
      <text:p text:style-name="P1">Lam <text:s text:c="9"/>Do <text:s text:c="15"/>Sol <text:s text:c="22"/>Lam</text:p>
      <text:p text:style-name="P5">TODA LA TIERRA HA VISTO EL SALVADOR.</text:p>
      <text:p text:style-name="P1">Lam <text:s text:c="9"/>Do <text:s text:c="15"/>Sol <text:s text:c="22"/>Lam</text:p>
      <text:p text:style-name="P5">TODA LA TIERRA HA VISTO EL SALVADOR.</text:p>
      <text:p text:style-name="P1">Lam <text:s text:c="9"/>Do <text:s text:c="15"/>Sol <text:s text:c="22"/>Lam</text:p>
      <text:p text:style-name="P5">TODA LA TIERRA HA VISTO EL SALVADOR</text:p>
      <text:p text:style-name="P1"/>
      <text:p text:style-name="P1"><text:s text:c="3"/>Lam <text:s text:c="17"/>Sol <text:s text:c="14"/>Lam</text:p>
      <text:p text:style-name="P1">1. Cantemos al Señor un canto nuevo</text:p>
      <text:p text:style-name="P1">Fa <text:s text:c="13"/>Sol <text:s text:c="11"/>Lam</text:p>
      <text:p text:style-name="P1">por que ha hecho maravillas.</text:p>
      <text:p text:style-name="P1">Lam <text:s text:c="7"/>Sol <text:s text:c="12"/>Lam</text:p>
      <text:p text:style-name="P1">Su diestra y su santo brazo</text:p>
      <text:p text:style-name="P1">Mi <text:s text:c="22"/>Lam</text:p>
      <text:p text:style-name="P1">le han dado la victoria.</text:p>
      <text:p text:style-name="P1"/>
      <text:p text:style-name="P3"><text:s text:c="3"/>Lam <text:s text:c="17"/>Sol <text:s text:c="12"/>Lam</text:p>
      <text:p text:style-name="P3"><text:span text:style-name="T3">3</text:span>. <text:span text:style-name="T3">La tierra entera ha comtemplado</text:span></text:p>
      <text:p text:style-name="P3"><text:s text:c="8"/>Fa <text:s text:c="10"/>Sol <text:s text:c="6"/>Lam</text:p>
      <text:p text:style-name="P3"><text:span text:style-name="T3">la victoria de nuestro Dios</text:span>.</text:p>
      <text:p text:style-name="P3">Lam <text:s text:c="15"/>Sol <text:s text:c="13"/>Lam</text:p>
      <text:p text:style-name="P6">Que todos los pueblos y naciones</text:p>
      <text:p text:style-name="P3">Mi <text:s text:c="33"/>Lam</text:p>
      <text:p text:style-name="P3"><text:span text:style-name="T3">aclamen con jubilo al Señor</text:span>.</text:p>
      <text:p text:style-name="P3"/>
      <text:p text:style-name="P3"><text:s text:c="3"/>Lam <text:s text:c="17"/>Sol <text:s text:c="16"/>Lam</text:p>
      <text:p text:style-name="P3"><text:span text:style-name="T3">4</text:span>. <text:span text:style-name="T3">Cantemos al Señor al son del arpa</text:span></text:p>
      <text:p text:style-name="P3">Fa <text:s text:c="11"/>Sol <text:s text:c="15"/>Lam</text:p>
      <text:p text:style-name="P3"><text:span text:style-name="T3">suenen todos los instrumentos</text:span>.</text:p>
      <text:p text:style-name="P3"><text:s text:c="6"/>Lam <text:s text:c="9"/>Sol <text:s text:c="14"/>Lam</text:p>
      <text:p text:style-name="P6">Aclamemos al son de los clarines</text:p>
      <text:p text:style-name="P3"><text:s text:c="8"/>Mi <text:s text:c="31"/>Lam</text:p>
      <text:p text:style-name="P3"><text:span text:style-name="T3">al Señor nuestro Dios y rey eterno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7:01:15.833279732</meta:creation-date>
    <dc:date>2024-01-15T17:15:36.686429652</dc:date>
    <meta:editing-duration>PT14M21S</meta:editing-duration>
    <meta:editing-cycles>2</meta:editing-cycles>
    <meta:generator>LibreOffice/7.5.6.2$Linux_X86_64 LibreOffice_project/50$Build-2</meta:generator>
    <meta:document-statistic meta:table-count="0" meta:image-count="0" meta:object-count="0" meta:page-count="1" meta:paragraph-count="34" meta:word-count="161" meta:character-count="1287" meta:non-whitespace-character-count="629"/>
  </office:meta>
</office:document-meta>
</file>